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2C00000281B2B9B4C59.svm"/>
  <manifest:file-entry manifest:media-type="" manifest:full-path="Pictures/2000000700003271000027473541FB57.svm"/>
  <manifest:file-entry manifest:media-type="" manifest:full-path="Pictures/2000000700003207000028356ED89B4D.svm"/>
  <manifest:file-entry manifest:media-type="" manifest:full-path="Pictures/20000007000030C9000027B15B4A1422.svm"/>
  <manifest:file-entry manifest:media-type="" manifest:full-path="Pictures/200000070000319D0000277C1BAF504E.svm"/>
  <manifest:file-entry manifest:media-type="" manifest:full-path="Pictures/2000000700003467000027E6A698F1A4.svm"/>
  <manifest:file-entry manifest:media-type="" manifest:full-path="Pictures/20000007000013F30000133A4F96C864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Times New Roman1" fo:font-size="20pt" style:font-name-asian="Times New Roman1" style:font-size-asian="20pt" style:font-name-complex="Times New Roman1" style:font-size-complex="20pt"/>
    </style:style>
    <style:style style:name="P2" style:family="paragraph" style:parent-style-name="Standard" style:list-style-name="">
      <style:paragraph-properties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Times New Roman" fo:font-size="14pt" style:font-size-asian="14pt" style:font-size-complex="14pt"/>
    </style:style>
    <style:style style:name="P5" style:family="paragraph" style:parent-style-name="Standard" style:list-style-name="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 style:list-style-name="">
      <style:paragraph-properties style:text-autospace="none"/>
      <style:text-properties fo:color="#228b22"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 style:list-style-name="">
      <style:paragraph-properties style:text-autospace="none"/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Courier New" fo:font-size="12pt" style:font-size-asian="12pt" style:font-size-complex="12pt"/>
    </style:style>
    <style:style style:name="T1" style:family="text">
      <style:text-properties fo:color="#0000ff"/>
    </style:style>
    <style:style style:name="T2" style:family="text">
      <style:text-properties fo:color="#000000"/>
    </style:style>
    <style:style style:name="T3" style:family="text">
      <style:text-properties fo:color="#a020f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ZIONE OTTAVA ESERCITAZIONE</text:p>
      <text:p text:style-name="P1"/>
      <text:p text:style-name="P4">NOTE LE COPPIE (X(i),Y(i)), i=0,.....,n DOVE I PUNTI X(i) POSSONO ESSERE</text:p>
      <text:p text:style-name="P4"/>
      <text:p text:style-name="P4">a) EQUIDISTANTI NELL'INTERVALLO [-1,1]</text:p>
      <text:p text:style-name="P4"/>
      <text:p text:style-name="P4">b) ZERI DEL POLINOMIO DI CHEBISHEV</text:p>
      <text:p text:style-name="P4"/>
      <text:p text:style-name="P4">ED Y(i), i=0,....,n SONO DATI DA Y(i)=F(X(i)), CIOE' IL VETTORE OTTENUTO VALUTANDO NEI PUNTI X(i) LE SEGUENTI FUNZIONI:</text:p>
      <text:p text:style-name="P4"/>
      <text:p text:style-name="P4"><draw:frame draw:style-name="fr1" draw:name="immagini1" text:anchor-type="paragraph" svg:width="5.106cm" svg:height="4.921cm" draw:z-index="0"><draw:image xlink:href="Pictures/20000007000013F30000133A4F96C864.svm" xlink:type="simple" xlink:show="embed" xlink:actuate="onLoad"/></draw:frame></text:p>
      <text:p text:style-name="P4">CALCOLARE IL POLINOMIO INTERPOLATORE DI NEWTON E VALUTARLO (UTILIZZANDO LO SCHEMA DI HORNER), AL CRESCERE DI n, NUMERO DI OSSERVAZIONI CONOSCIUTE, IN m PUNTI (m &gt; n), SCELTI EQUIDISTANTI NELL'INTERVALLO [-1,1].</text:p>
      <text:p text:style-name="P4"/>
      <text:p text:style-name="P4">COSA SUCCEDE AL CRESCERE DEL NUMERO DELLE OSSERVAZIONI CONOSCIUTE?</text:p>
      <text:p text:style-name="P4"/>
      <text:p text:style-name="P4">IL TIPO DI SCELTA NEI PUNTI X(i) INFLUENZA IL COMPORTAMENTO DEL POLINOMIO INTERPOLATORE?</text:p>
      <text:p text:style-name="P4"/>
      <text:p text:style-name="P4">USANDO IL COMANDO PLOT(z,pn) EFFETTUARE IL GRAFICO DEL POLINOMIO INTERPOLATORE E COMMENTARE I RISULTATI.</text:p>
      <text:p text:style-name="P4"/>
      <text:p text:style-name="P4">CALCOLARE IL VETTORE FZ(i), COME F(Z(i)), E CALCOLATE L'ERRORE ER=ABS(PN – FZ), E VISUALIZZATE IL GRAFICO CON IL COMANDO PLOT(Z,ER). COSA POTETE CONCLUDERE?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CODICE MATLAB,ANALISI E RISULTATI:</text:p>
      <text:p text:style-name="P4"/>
      <text:p text:style-name="P3"><text:span text:style-name="T1">function</text:span><text:span text:style-name="T2"> y = interpolazione(n)</text:span></text:p>
      <text:p text:style-name="P2"><text:span text:style-name="T2">clearvars </text:span><text:span text:style-name="T3">-except</text:span><text:span text:style-name="T2"> </text:span><text:span text:style-name="T3">n</text:span><text:span text:style-name="T2">; </text:span></text:p>
      <text:p text:style-name="P2"><text:span text:style-name="T2">close </text:span><text:span text:style-name="T3">all</text:span><text:span text:style-name="T2">; clc</text:span></text:p>
      <text:p text:style-name="P5">x1 = linspace(-1,1,n);</text:p>
      <text:p text:style-name="P5">i = [0:n];</text:p>
      <text:p text:style-name="P6">%chebischev</text:p>
      <text:p text:style-name="P5">x2 = cos(((1 + 2.*i)./(2*(n + 1)))*pi);</text:p>
      <text:p text:style-name="P6">%coppie di punti</text:p>
      <text:p text:style-name="P5">y11 = f1(x1);</text:p>
      <text:p text:style-name="P5">y12 = f1(x2);</text:p>
      <text:p text:style-name="P5">y21 = f2(x1);</text:p>
      <text:p text:style-name="P5">y22 = f2(x2);</text:p>
      <text:p text:style-name="P5">y31 = f3(x1);</text:p>
      <text:p text:style-name="P5">y32 = f3(x2);</text:p>
      <text:p text:style-name="P6">%funzione vera con tanti punti</text:p>
      <text:p text:style-name="P5">z = linspace(-1,1,1000);</text:p>
      <text:p text:style-name="P5">yz1 = f1(z);</text:p>
      <text:p text:style-name="P5">yz2 = f2(z);</text:p>
      <text:p text:style-name="P5">yz3 = f3(z);</text:p>
      <text:p text:style-name="P6">%differenze divise</text:p>
      <text:p text:style-name="P5">d11 = differenze_divise(n,x1,y11);</text:p>
      <text:p text:style-name="P5">d12 = differenze_divise(n,x2,y12);</text:p>
      <text:p text:style-name="P5">d21 = differenze_divise(n,x1,y21);</text:p>
      <text:p text:style-name="P5">d22 = differenze_divise(n,x2,y22);</text:p>
      <text:p text:style-name="P5">d31 = differenze_divise(n,x1,y31);</text:p>
      <text:p text:style-name="P5">d32 = differenze_divise(n,x2,y32);</text:p>
      <text:p text:style-name="P6">%polinomio interpolatore</text:p>
      <text:p text:style-name="P5">pn11 = schema_horner(d11,z,x1);</text:p>
      <text:p text:style-name="P5">pn12 = schema_horner(d12,z,x2);</text:p>
      <text:p text:style-name="P5">pn21 = schema_horner(d21,z,x1);</text:p>
      <text:p text:style-name="P5">pn22 = schema_horner(d22,z,x2);</text:p>
      <text:p text:style-name="P5">pn31 = schema_horner(d31,z,x1);</text:p>
      <text:p text:style-name="P5">pn32 = schema_horner(d32,z,x2);</text:p>
      <text:p text:style-name="P6">%errore</text:p>
      <text:p text:style-name="P5">err11 = abs(pn11 - yz1);</text:p>
      <text:p text:style-name="P5">err12 = abs(pn12 - yz1);</text:p>
      <text:p text:style-name="P5">err21 = abs(pn21 - yz2);</text:p>
      <text:p text:style-name="P5">err22 = abs(pn22 - yz2);</text:p>
      <text:p text:style-name="P5">err31 = abs(pn31 - yz3);</text:p>
      <text:p text:style-name="P5">err32 = abs(pn32 - yz3);</text:p>
      <text:p text:style-name="P5"><text:s/></text:p>
      <text:p text:style-name="P5">figure(1)</text:p>
      <text:p text:style-name="P2"><text:span text:style-name="T2">hold </text:span><text:span text:style-name="T3">on</text:span></text:p>
      <text:p text:style-name="P2"><text:span text:style-name="T2">plot(z,pn11,</text:span><text:span text:style-name="T3">'m'</text:span><text:span text:style-name="T2">);</text:span></text:p>
      <text:p text:style-name="P2"><text:span text:style-name="T2">plot(z,pn12,</text:span><text:span text:style-name="T3">'c'</text:span><text:span text:style-name="T2">);</text:span></text:p>
      <text:p text:style-name="P2"><text:span text:style-name="T2">plot(z,yz1,</text:span><text:span text:style-name="T3">'b--'</text:span><text:span text:style-name="T2">);</text:span></text:p>
      <text:p text:style-name="P2"><text:span text:style-name="T2">plot(x1,y11,</text:span><text:span text:style-name="T3">'k*'</text:span><text:span text:style-name="T2">);</text:span></text:p>
      <text:p text:style-name="P2"><text:span text:style-name="T2">plot(x2,y12,</text:span><text:span text:style-name="T3">'ko'</text:span><text:span text:style-name="T2">);</text:span></text:p>
      <text:p text:style-name="P2"><text:span text:style-name="T2">plot(z,err11,</text:span><text:span text:style-name="T3">'g'</text:span><text:span text:style-name="T2">);</text:span></text:p>
      <text:p text:style-name="P2"><text:span text:style-name="T2">plot(z,err12,</text:span><text:span text:style-name="T3">'r'</text:span><text:span text:style-name="T2">);</text:span></text:p>
      <text:p text:style-name="P2"><text:span text:style-name="T2">legend(</text:span><text:span text:style-name="T3">'pn11'</text:span><text:span text:style-name="T2">,</text:span><text:span text:style-name="T3">'pn12'</text:span><text:span text:style-name="T2">,</text:span><text:span text:style-name="T3">'y'</text:span><text:span text:style-name="T2">,</text:span><text:span text:style-name="T3">'xp'</text:span><text:span text:style-name="T2">,</text:span><text:span text:style-name="T3">'xpC'</text:span><text:span text:style-name="T2">,</text:span><text:span text:style-name="T3">'err1'</text:span><text:span text:style-name="T2">,</text:span><text:span text:style-name="T3">'err2'</text:span><text:span text:style-name="T2">);</text:span></text:p>
      <text:p text:style-name="P5"><text:s/></text:p>
      <text:p text:style-name="P5">figure(2)</text:p>
      <text:p text:style-name="P2"><text:span text:style-name="T2">hold </text:span><text:span text:style-name="T3">on</text:span></text:p>
      <text:p text:style-name="P2"><text:span text:style-name="T2">plot(z,pn21,</text:span><text:span text:style-name="T3">'m'</text:span><text:span text:style-name="T2">);</text:span></text:p>
      <text:p text:style-name="P2"><text:span text:style-name="T2">plot(z,pn22,</text:span><text:span text:style-name="T3">'c'</text:span><text:span text:style-name="T2">);</text:span></text:p>
      <text:p text:style-name="P2"><text:span text:style-name="T2">plot(z,yz2,</text:span><text:span text:style-name="T3">'b--'</text:span><text:span text:style-name="T2">);</text:span></text:p>
      <text:p text:style-name="P2"><text:span text:style-name="T2">plot(x1,y21,</text:span><text:span text:style-name="T3">'k*'</text:span><text:span text:style-name="T2">);</text:span></text:p>
      <text:p text:style-name="P2"><text:span text:style-name="T2">plot(x2,y22,</text:span><text:span text:style-name="T3">'ko'</text:span><text:span text:style-name="T2">);</text:span></text:p>
      <text:p text:style-name="P2"><text:span text:style-name="T2">plot(z,err21,</text:span><text:span text:style-name="T3">'g'</text:span><text:span text:style-name="T2">);</text:span></text:p>
      <text:p text:style-name="P2"><text:span text:style-name="T2">plot(z,err22,</text:span><text:span text:style-name="T3">'r'</text:span><text:span text:style-name="T2">);</text:span></text:p>
      <text:p text:style-name="P2"><text:soft-page-break/><text:span text:style-name="T2">legend(</text:span><text:span text:style-name="T3">'pn21'</text:span><text:span text:style-name="T2">,</text:span><text:span text:style-name="T3">'pn22'</text:span><text:span text:style-name="T2">,</text:span><text:span text:style-name="T3">'y'</text:span><text:span text:style-name="T2">,</text:span><text:span text:style-name="T3">'xp'</text:span><text:span text:style-name="T2">,</text:span><text:span text:style-name="T3">'xpC'</text:span><text:span text:style-name="T2">,</text:span><text:span text:style-name="T3">'err1'</text:span><text:span text:style-name="T2">,</text:span><text:span text:style-name="T3">'err2'</text:span><text:span text:style-name="T2">);</text:span></text:p>
      <text:p text:style-name="P5"><text:s/></text:p>
      <text:p text:style-name="P5">figure(3)</text:p>
      <text:p text:style-name="P2"><text:span text:style-name="T2">hold </text:span><text:span text:style-name="T3">on</text:span></text:p>
      <text:p text:style-name="P2"><text:span text:style-name="T2">plot(z,pn31,</text:span><text:span text:style-name="T3">'m'</text:span><text:span text:style-name="T2">);</text:span></text:p>
      <text:p text:style-name="P2"><text:span text:style-name="T2">plot(z,pn32,</text:span><text:span text:style-name="T3">'c'</text:span><text:span text:style-name="T2">);</text:span></text:p>
      <text:p text:style-name="P2"><text:span text:style-name="T2">plot(z,yz3,</text:span><text:span text:style-name="T3">'b--'</text:span><text:span text:style-name="T2">);</text:span></text:p>
      <text:p text:style-name="P2"><text:span text:style-name="T2">plot(x1,y31,</text:span><text:span text:style-name="T3">'k*'</text:span><text:span text:style-name="T2">);</text:span></text:p>
      <text:p text:style-name="P2"><text:span text:style-name="T2">plot(x2,y32,</text:span><text:span text:style-name="T3">'ko'</text:span><text:span text:style-name="T2">);</text:span></text:p>
      <text:p text:style-name="P2"><text:span text:style-name="T2">plot(z,err31,</text:span><text:span text:style-name="T3">'g'</text:span><text:span text:style-name="T2">);</text:span></text:p>
      <text:p text:style-name="P2"><text:span text:style-name="T2">plot(z,err32,</text:span><text:span text:style-name="T3">'r'</text:span><text:span text:style-name="T2">);</text:span></text:p>
      <text:p text:style-name="P2"><text:span text:style-name="T2">legend(</text:span><text:span text:style-name="T3">'pn31'</text:span><text:span text:style-name="T2">,</text:span><text:span text:style-name="T3">'pn32'</text:span><text:span text:style-name="T2">,</text:span><text:span text:style-name="T3">'y'</text:span><text:span text:style-name="T2">,</text:span><text:span text:style-name="T3">'xp'</text:span><text:span text:style-name="T2">,</text:span><text:span text:style-name="T3">'xpC'</text:span><text:span text:style-name="T2">,</text:span><text:span text:style-name="T3">'err1'</text:span><text:span text:style-name="T2">,</text:span><text:span text:style-name="T3">'err2'</text:span><text:span text:style-name="T2">);</text:span></text:p>
      <text:p text:style-name="P7">end</text:p>
      <text:p text:style-name="P4"/>
      <text:p text:style-name="P4"/>
      <text:p text:style-name="P4"/>
      <text:p text:style-name="P4"/>
      <text:p text:style-name="P4"/>
      <text:p text:style-name="P3"><text:span text:style-name="T1">function</text:span><text:span text:style-name="T2"> d = differenze_divise(n,x,y)</text:span></text:p>
      <text:p text:style-name="P5">d = zeros(n + 1);</text:p>
      <text:p text:style-name="P2"><text:span text:style-name="T1">for</text:span><text:span text:style-name="T2"> k=0:1:n-1</text:span></text:p>
      <text:p text:style-name="P5"><text:s text:c="4"/>d(k+1) = y(k+1);</text:p>
      <text:p text:style-name="P7">end</text:p>
      <text:p text:style-name="P7"><text:s/></text:p>
      <text:p text:style-name="P2"><text:span text:style-name="T1">for</text:span><text:span text:style-name="T2"> i=1:1:n</text:span></text:p>
      <text:p text:style-name="P2"><text:span text:style-name="T2"><text:s text:c="4"/></text:span><text:span text:style-name="T1">for</text:span><text:span text:style-name="T2"> k=n-1:-1:i</text:span></text:p>
      <text:p text:style-name="P5"><text:s text:c="8"/>d(k + 1) = (d(k + 1) - d(k)) / (x(k + 1) - x(k + 1 - i));</text:p>
      <text:p text:style-name="P2"><text:span text:style-name="T2"><text:s text:c="4"/></text:span><text:span text:style-name="T1">end</text:span></text:p>
      <text:p text:style-name="P7">end</text:p>
      <text:p text:style-name="P7">end</text:p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1">function</text:span><text:span text:style-name="T2"> pn = schema_horner(d,z,x)</text:span></text:p>
      <text:p text:style-name="P5">m = length(z);</text:p>
      <text:p text:style-name="P5">n = length(x);</text:p>
      <text:p text:style-name="P5">pn = zeros(1,m);</text:p>
      <text:p text:style-name="P2"><text:span text:style-name="T1">for</text:span><text:span text:style-name="T2"> k=1:1:m</text:span></text:p>
      <text:p text:style-name="P5"><text:s text:c="4"/>pn(k) = d(n);</text:p>
      <text:p text:style-name="P2"><text:span text:style-name="T2"><text:s text:c="4"/></text:span><text:span text:style-name="T1">for</text:span><text:span text:style-name="T2"> i=n-1:-1:1</text:span></text:p>
      <text:p text:style-name="P5"><text:s text:c="8"/>pn(k) = d(i) + (z(k) - x(i)) * pn(k);</text:p>
      <text:p text:style-name="P2"><text:span text:style-name="T2"><text:s text:c="4"/></text:span><text:span text:style-name="T1">end</text:span></text:p>
      <text:p text:style-name="P7">end</text:p>
      <text:p text:style-name="P7">end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><text:soft-page-break/>RISULTATI:</text:p>
      <text:p text:style-name="P4"/>
      <text:p text:style-name="P8">interpolazione(10)</text:p>
      <text:p text:style-name="P8"/>
      <text:p text:style-name="P8"><draw:frame draw:style-name="fr1" draw:name="immagini2" text:anchor-type="paragraph" svg:width="13.414cm" svg:height="10.215cm" draw:z-index="1"><draw:image xlink:href="Pictures/2000000700003467000027E6A698F1A4.svm" xlink:type="simple" xlink:show="embed" xlink:actuate="onLoad"/></draw:frame></text:p>
      <text:p text:style-name="P8"><draw:frame draw:style-name="fr1" draw:name="immagini3" text:anchor-type="paragraph" svg:width="12.993cm" svg:height="10.268cm" draw:z-index="2"><draw:image xlink:href="Pictures/20000007000032C00000281B2B9B4C59.svm" xlink:type="simple" xlink:show="embed" xlink:actuate="onLoad"/></draw:frame></text:p>
      <text:p text:style-name="P8"/>
      <text:p text:style-name="P8"/>
      <text:p text:style-name="P8"/>
      <text:p text:style-name="P8"/>
      <text:p text:style-name="P8"><draw:frame draw:style-name="fr1" draw:name="immagini4" text:anchor-type="paragraph" svg:width="12.702cm" svg:height="10.109cm" draw:z-index="6"><draw:image xlink:href="Pictures/200000070000319D0000277C1BAF504E.svm" xlink:type="simple" xlink:show="embed" xlink:actuate="onLoad"/></draw:frame><text:soft-page-break/></text:p>
      <text:p text:style-name="P8"><draw:frame draw:style-name="fr1" draw:name="immagini5" text:anchor-type="paragraph" svg:width="12.913cm" svg:height="10.054cm" draw:z-index="3"><draw:image xlink:href="Pictures/2000000700003271000027473541FB57.svm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magini6" text:anchor-type="paragraph" svg:width="12.488cm" svg:height="10.162cm" draw:z-index="4"><draw:image xlink:href="Pictures/20000007000030C9000027B15B4A1422.svm" xlink:type="simple" xlink:show="embed" xlink:actuate="onLoad"/></draw:frame><text:soft-page-break/></text:p>
      <text:p text:style-name="P8"><draw:frame draw:style-name="fr2" draw:name="immagini7" text:anchor-type="paragraph" svg:width="12.808cm" svg:height="10.292cm" draw:z-index="5"><draw:image xlink:href="Pictures/2000000700003207000028356ED89B4D.svm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6H45M29S</meta:editing-duration>
    <meta:editing-cycles>83</meta:editing-cycles>
    <meta:generator>OpenOffice.org/3.3$Win32 OpenOffice.org_project/330m20$Build-9567</meta:generator>
    <dc:date>2012-12-20T13:16:30.13</dc:date>
    <meta:document-statistic meta:table-count="0" meta:image-count="7" meta:object-count="0" meta:page-count="7" meta:paragraph-count="110" meta:word-count="381" meta:character-count="2852"/>
    <meta:user-defined meta:name="Info 1"/>
    <meta:user-defined meta:name="Info 2"/>
    <meta:user-defined meta:name="Info 3"/>
    <meta:user-defined meta:name="Info 4"/>
  </office:meta>
</office:document-meta>
</file>